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9999" fo:border="0.06pt solid #000000"/>
    </style:style>
    <style:style style:name="ce5" style:family="table-cell" style:parent-style-name="Default" style:data-style-name="N107">
      <style:table-cell-properties fo:background-color="#cc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meabilidad mu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percentage" office:value="0.05" calcext:value-type="percentage">
            <text:p>5,00 %</text:p>
          </table:table-cell>
          <table:table-cell office:value-type="string" calcext:value-type="string">
            <text:p>Y(cerrado)</text:p>
          </table:table-cell>
          <table:table-cell table:style-name="ce4" office:value-type="float" office:value="0.7" calcext:value-type="float">
            <text:p>0,7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percentage" office:value="0.35" calcext:value-type="percentage">
            <text:p>35,00 %</text:p>
          </table:table-cell>
          <table:table-cell office:value-type="string" calcext:value-type="string">
            <text:p>Y(abierto)</text:p>
          </table:table-cell>
          <table:table-cell table:style-name="ce4" office:value-type="float" office:value="1.08" calcext:value-type="float">
            <text:p>1,0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ta y</text:p>
          </table:table-cell>
          <table:table-cell table:formula="of:=+[.D5]-[.D4]" office:value-type="float" office:value="0.38" calcext:value-type="float">
            <text:p>0,3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ta x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formula="of:=+[.D6]/[.D7]" office:value-type="float" office:value="0.0126666666666667" calcext:value-type="float">
            <text:p>0,0126666666666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+[.D4]-[.D8]*5" office:value-type="float" office:value="0.636666666666667" calcext:value-type="float">
            <text:p>0,636666666666667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percentage" office:value="0.226" calcext:value-type="percentage">
            <text:p>22,60 %</text:p>
          </table:table-cell>
          <table:table-cell office:value-type="string" calcext:value-type="string">
            <text:p>x</text:p>
          </table:table-cell>
          <table:table-cell office:value-type="float" office:value="22.6" calcext:value-type="float">
            <text:p>22,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style-name="ce5" table:formula="of:=+[.D8]*[.D10]+[.D9]" office:value-type="float" office:value="0.922933333333333" calcext:value-type="float">
            <text:p>0,923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2:52:21.521293116</meta:creation-date>
    <dc:date>2018-04-24T03:12:39.026945874</dc:date>
    <meta:editing-duration>PT10M9S</meta:editing-duration>
    <meta:editing-cycles>3</meta:editing-cycles>
    <meta:generator>LibreOffice/5.3.2.2$Linux_X86_64 LibreOffice_project/30m0$Build-2</meta:generator>
    <meta:document-statistic meta:table-count="1" meta:cell-count="20" meta:object-count="0"/>
  </office:meta>
</office:document-meta>
</file>